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3897" officeooo:paragraph-rsid="00043897"/>
    </style:style>
    <style:style style:name="P2" style:family="paragraph" style:parent-style-name="Standard">
      <style:text-properties fo:color="#3333ff" officeooo:rsid="00043897" officeooo:paragraph-rsid="00043897"/>
    </style:style>
    <style:style style:name="P3" style:family="paragraph" style:parent-style-name="Standard">
      <style:text-properties fo:color="#3333ff" officeooo:rsid="0007fe20" officeooo:paragraph-rsid="0007fe20"/>
    </style:style>
    <style:style style:name="P4" style:family="paragraph" style:parent-style-name="Standard">
      <style:text-properties fo:font-weight="bold" officeooo:rsid="00043897" officeooo:paragraph-rsid="00043897" style:font-weight-asian="bold" style:font-weight-complex="bold"/>
    </style:style>
    <style:style style:name="P5" style:family="paragraph" style:parent-style-name="Standard">
      <style:text-properties fo:font-weight="bold" officeooo:rsid="00078ada" officeooo:paragraph-rsid="00078ada" style:font-weight-asian="bold" style:font-weight-complex="bold"/>
    </style:style>
    <style:style style:name="P6" style:family="paragraph" style:parent-style-name="Standard">
      <style:text-properties fo:font-weight="bold" officeooo:rsid="00078ada" officeooo:paragraph-rsid="00043897" style:font-weight-asian="bold" style:font-weight-complex="bold"/>
    </style:style>
    <style:style style:name="P7" style:family="paragraph" style:parent-style-name="Standard">
      <style:text-properties officeooo:rsid="00078ada" officeooo:paragraph-rsid="00078ada"/>
    </style:style>
    <style:style style:name="P8" style:family="paragraph" style:parent-style-name="Standard">
      <style:text-properties fo:font-weight="normal" officeooo:rsid="00078ada" officeooo:paragraph-rsid="00078ada" style:font-weight-asian="normal" style:font-weight-complex="normal"/>
    </style:style>
    <style:style style:name="P9" style:family="paragraph" style:parent-style-name="Standard">
      <style:text-properties officeooo:rsid="0007fe20" officeooo:paragraph-rsid="0007fe20"/>
    </style:style>
    <style:style style:name="T1" style:family="text">
      <style:text-properties fo:color="#3333ff"/>
    </style:style>
    <style:style style:name="T2" style:family="text">
      <style:text-properties fo:color="#3333ff" officeooo:rsid="0004bc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c de machines</text:p>
      <text:p text:style-name="P1"/>
      <text:p text:style-name="P1"/>
      <text:p text:style-name="P1">golem, rondoudou, carapuce, behemot, <text:span text:style-name="T1">autremachinejean, autremachineRicardo</text:span></text:p>
      <text:p text:style-name="P1"/>
      <text:p text:style-name="P1">MDS : 3</text:p>
      <text:p text:style-name="P1"><text:tab/>- carapuce</text:p>
      <text:p text:style-name="P1"><text:tab/><text:span text:style-name="T1">- autremachinejean</text:span></text:p>
      <text:p text:style-name="P2"><text:tab/>- autremachineRicardo</text:p>
      <text:p text:style-name="P2"/>
      <text:p text:style-name="P1">OSD : 3</text:p>
      <text:p text:style-name="P1"><text:s/><text:tab/>- golem</text:p>
      <text:p text:style-name="P1"><text:tab/>- ronboudou</text:p>
      <text:p text:style-name="P1"><text:tab/>-<text:span text:style-name="T1"> behemo</text:span><text:span text:style-name="T2">t</text:span></text:p>
      <text:p text:style-name="P1"><text:span text:style-name="T1"/></text:p>
      <text:p text:style-name="P1">Monitor : 1 <text:span text:style-name="T1">???</text:span></text:p>
      <text:p text:style-name="P1"><text:tab/>- golem</text:p>
      <text:p text:style-name="P1"><text:tab/>- <text:span text:style-name="T1">???</text:span></text:p>
      <text:p text:style-name="P1"/>
      <text:p text:style-name="P9">Client : 2</text:p>
      <text:p text:style-name="P9"><text:tab/><text:span text:style-name="T1">- machineperso1</text:span></text:p>
      <text:p text:style-name="P3"><text:tab/>- machineperso2</text:p>
      <text:p text:style-name="P2"/>
      <text:p text:style-name="P1"/>
      <text:p text:style-name="P4">Test disponibilité</text:p>
      <text:p text:style-name="P6"/>
      <text:p text:style-name="P8">supprimer un OSD</text:p>
      <text:p text:style-name="P8">supprimer deux OSD</text:p>
      <text:p text:style-name="P8">perte de données ? Conséquences niveau client ? Malgrès perte de données, etat du cluster ? Fonctionne encore ou totalement HS ?</text:p>
      <text:p text:style-name="P8"/>
      <text:p text:style-name="P8">supprimer un MDS</text:p>
      <text:p text:style-name="P8">supprimer deux MDS</text:p>
      <text:p text:style-name="P8">supprimer tous les MDS</text:p>
      <text:p text:style-name="P8"/>
      <text:p text:style-name="P8">supprimer le monitor</text:p>
      <text:p text:style-name="P8"/>
      <text:p text:style-name="P4"/>
      <text:p text:style-name="P5">Test performance</text:p>
      <text:p text:style-name="P1"/>
      <text:p text:style-name="P7">acces sequentiels/aléatoires</text:p>
      <text:p text:style-name="P7">gros fichiers/petits fichiers</text:p>
      <text:p text:style-name="P7">bas niveau : dd : copie octet par octet/copie haut niveau</text:p>
      <text:p text:style-name="P9">Acces concurrenti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oustibot </meta:initial-creator>
    <meta:creation-date>2014-02-26T14:12:47.868215742</meta:creation-date>
    <dc:date>2014-02-26T14:32:24.022987838</dc:date>
    <dc:creator>croustibot </dc:creator>
    <meta:editing-duration>PT11M36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1" meta:paragraph-count="29" meta:word-count="105" meta:character-count="664" meta:non-whitespace-character-count="577"/>
  </office:meta>
</office:document-meta>
</file>